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7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7" office:value-type="string" calcext:value-type="string">
            <text:p>Nenne das Formelzeichen für</text:p>
          </table:table-cell>
          <table:table-cell table:style-name="ce17" office:value-type="string" calcext:value-type="string">
            <text:p>LSG.NAME</text:p>
          </table:table-cell>
          <table:table-cell table:style-name="ce17"/>
          <table:table-cell table:style-name="ce17" office:value-type="string" calcext:value-type="string">
            <text:p>Gib die Maßeinheit an für das Formelzeichen</text:p>
          </table:table-cell>
          <table:table-cell table:style-name="ce17" office:value-type="string" calcext:value-type="string">
            <text:p>LSG.ZEICHEN</text:p>
          </table:table-cell>
          <table:table-cell table:style-name="ce17"/>
          <table:table-cell table:style-name="ce17" office:value-type="string" calcext:value-type="string">
            <text:p>Rechne in andere (SI-)Einheiten um</text:p>
          </table:table-cell>
          <table:table-cell table:style-name="ce17" office:value-type="string" calcext:value-type="string">
            <text:p>LSG.EINHEIT</text:p>
          </table:table-cell>
          <table:table-cell table:style-name="ce17"/>
          <table:table-cell table:style-name="ce17" office:value-type="string" calcext:value-type="string">
            <text:p>Gib an, welche Größe wie folgt definiert wird</text:p>
          </table:table-cell>
          <table:table-cell table:style-name="ce77" office:value-type="string" calcext:value-type="string">
            <text:p>LSG.DEFINITION</text:p>
          </table:table-cell>
          <table:table-cell table:style-name="ce83"/>
          <table:table-cell table:style-name="ce17" office:value-type="string" calcext:value-type="string">
            <text:p>Gib in wissenschaftl. Schreibweise an</text:p>
          </table:table-cell>
          <table:table-cell table:style-name="ce17" office:value-type="string" calcext:value-type="string">
            <text:p>keine Lösung, wird von R berechnet.</text:p>
          </table:table-cell>
          <table:table-cell table:style-name="ce17"/>
          <table:table-cell table:style-name="ce17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63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58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58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58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58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10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8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58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58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58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8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58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_G}{m}$" calcext:value-type="string">
            <text:p>$\frac{F_G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58" office:value-type="string" calcext:value-type="string">
            <text:p>$\frac{F_G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tance" calcext:value-type="string">
            <text:p>inductance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 table:formula="of:=IF([.$T28]=&quot;&quot;;&quot;&quot;;CONCATENATE(&quot;\SI{1}{&quot;;[.$Y28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8]=&quot;&quot;;&quot;&quot;;[.$F28])" office:value-type="string" office:string-value="\SI{1}{\henry}" calcext:value-type="string">
            <text:p>\SI{1}{\henry}</text:p>
          </table:table-cell>
          <table:table-cell table:style-name="ce3" table:formula="of:=IF([.T28]=&quot;&quot;;&quot;&quot;;CONCATENATE(&quot;\SI{1}{&quot;;[.$Z28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8]=&quot;&quot;;&quot;&quot;;[.$Y28])" office:value-type="string" office:string-value="\henry" calcext:value-type="string">
            <text:p>\henry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63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tensity" calcext:value-type="string">
            <text:p>intensity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 table:formula="of:=IF([.$T29]=&quot;&quot;;&quot;&quot;;CONCATENATE(&quot;\SI{1}{&quot;;[.$Y29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9]=&quot;&quot;;&quot;&quot;;[.$F29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9]=&quot;&quot;;&quot;&quot;;CONCATENATE(&quot;\SI{1}{&quot;;[.$Z29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9]=&quot;&quot;;&quot;&quot;;[.$R29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9]=&quot;&quot;;&quot;&quot;;[.$Y29])" office:value-type="string" office:string-value="\watt\per\meter\squared" calcext:value-type="string">
            <text:p>\watt\per\meter\square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58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capacitance" calcext:value-type="string">
            <text:p>capacitance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 table:formula="of:=IF([.$T30]=&quot;&quot;;&quot;&quot;;CONCATENATE(&quot;\SI{1}{&quot;;[.$Y3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0]=&quot;&quot;;&quot;&quot;;[.$F30])" office:value-type="string" office:string-value="\SI{1}{\farad}" calcext:value-type="string">
            <text:p>\SI{1}{\farad}</text:p>
          </table:table-cell>
          <table:table-cell table:style-name="ce3" table:formula="of:=IF([.T30]=&quot;&quot;;&quot;&quot;;CONCATENATE(&quot;\SI{1}{&quot;;[.$Z3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0]=&quot;&quot;;&quot;&quot;;[.$R30])" office:value-type="string" office:string-value="$\frac{Q}{V}$" calcext:value-type="string">
            <text:p>$\frac{Q}{V}$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0]=&quot;&quot;;&quot;&quot;;[.$Y30])" office:value-type="string" office:string-value="\farad" calcext:value-type="string">
            <text:p>\fara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58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1]=&quot;&quot;;&quot;&quot;;[.T31])" office:value-type="string" office:string-value="force" calcext:value-type="string">
            <text:p>force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 table:formula="of:=IF([.$T31]=&quot;&quot;;&quot;&quot;;CONCATENATE(&quot;\SI{1}{&quot;;[.$Y31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1]=&quot;&quot;;&quot;&quot;;[.$F31])" office:value-type="string" office:string-value="\SI{1}{\newton}" calcext:value-type="string">
            <text:p>\SI{1}{\newton}</text:p>
          </table:table-cell>
          <table:table-cell table:style-name="ce3" table:formula="of:=IF([.T31]=&quot;&quot;;&quot;&quot;;CONCATENATE(&quot;\SI{1}{&quot;;[.$Z31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1]=&quot;&quot;;&quot;&quot;;[.$R31])" office:value-type="string" office:string-value="$m\cdot a$" calcext:value-type="string">
            <text:p>$m\cdot a$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1]=&quot;&quot;;&quot;&quot;;[.$Y31])" office:value-type="string" office:string-value="\newton" calcext:value-type="string">
            <text:p>\newton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58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angular frequency" calcext:value-type="string">
            <text:p>angular frequency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9" table:formula="of:=IF([.$T32]=&quot;&quot;;&quot;&quot;;CONCATENATE(&quot;\si{&quot;;[.$Y32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2]=&quot;&quot;;&quot;&quot;;[.$F32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2]=&quot;&quot;;&quot;&quot;;[.$R32])" office:value-type="string" office:string-value="$\frac{2\pi}{T}$" calcext:value-type="string">
            <text:p>$\frac{2\pi}{T}$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2]=&quot;&quot;;&quot;&quot;;[.$Y32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58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harge" calcext:value-type="string">
            <text:p>charge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 table:formula="of:=IF([.$T33]=&quot;&quot;;&quot;&quot;;CONCATENATE(&quot;\SI{1}{&quot;;[.$Y33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3]=&quot;&quot;;&quot;&quot;;[.$F33])" office:value-type="string" office:string-value="\SI{1}{\coulomb}" calcext:value-type="string">
            <text:p>\SI{1}{\coulomb}</text:p>
          </table:table-cell>
          <table:table-cell table:style-name="ce3" table:formula="of:=IF([.T33]=&quot;&quot;;&quot;&quot;;CONCATENATE(&quot;\SI{1}{&quot;;[.$Z33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3]=&quot;&quot;;&quot;&quot;;[.$R33])" office:value-type="string" office:string-value="$I\cdot t$" calcext:value-type="string">
            <text:p>$I\cdot t$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3]=&quot;&quot;;&quot;&quot;;[.$Y33])" office:value-type="string" office:string-value="\coulomb" calcext:value-type="string">
            <text:p>\coulomb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58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4]=&quot;&quot;;&quot;&quot;;[.T34])" office:value-type="string" office:string-value="power" calcext:value-type="string">
            <text:p>power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 table:formula="of:=IF([.$T34]=&quot;&quot;;&quot;&quot;;CONCATENATE(&quot;\SI{1}{&quot;;[.$Y34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4]=&quot;&quot;;&quot;&quot;;[.$F34])" office:value-type="string" office:string-value="\SI{1}{\watt}" calcext:value-type="string">
            <text:p>\SI{1}{\watt}</text:p>
          </table:table-cell>
          <table:table-cell table:style-name="ce3" table:formula="of:=IF([.T34]=&quot;&quot;;&quot;&quot;;CONCATENATE(&quot;\SI{1}{&quot;;[.$Z34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4]=&quot;&quot;;&quot;&quot;;[.$R34])" office:value-type="string" office:string-value="$\frac{E}{t}$" calcext:value-type="string">
            <text:p>$\frac{E}{t}$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4]=&quot;&quot;;&quot;&quot;;[.$Y34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Default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c field strength" calcext:value-type="string">
            <text:p>magnetic field strength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" table:formula="of:=IF([.$T35]=&quot;&quot;;&quot;&quot;;CONCATENATE(&quot;\SI{1}{&quot;;[.$Y35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5]=&quot;&quot;;&quot;&quot;;[.$F35])" office:value-type="string" office:string-value="\SI{1}{\tesla}" calcext:value-type="string">
            <text:p>\SI{1}{\tesla}</text:p>
          </table:table-cell>
          <table:table-cell table:style-name="ce3" table:formula="of:=IF([.T35]=&quot;&quot;;&quot;&quot;;CONCATENATE(&quot;\SI{1}{&quot;;[.$Z35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5]=&quot;&quot;;&quot;&quot;;[.$R35])" office:value-type="string" office:string-value="$\frac{F}{Is}$" calcext:value-type="string">
            <text:p>$\frac{F}{Is}$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5]=&quot;&quot;;&quot;&quot;;[.$Y35])" office:value-type="string" office:string-value="\tesla" calcext:value-type="string">
            <text:p>\tesla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8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lux" calcext:value-type="string">
            <text:p>magnetic flux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" table:formula="of:=IF([.$T36]=&quot;&quot;;&quot;&quot;;CONCATENATE(&quot;\SI{1}{&quot;;[.$Y36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6]=&quot;&quot;;&quot;&quot;;[.$F36])" office:value-type="string" office:string-value="\SI{1}{\weber}" calcext:value-type="string">
            <text:p>\SI{1}{\weber}</text:p>
          </table:table-cell>
          <table:table-cell table:style-name="ce3" table:formula="of:=IF([.T36]=&quot;&quot;;&quot;&quot;;CONCATENATE(&quot;\SI{1}{&quot;;[.$Z36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6]=&quot;&quot;;&quot;&quot;;[.$R36])" office:value-type="string" office:string-value="$B\cdot A$" calcext:value-type="string">
            <text:p>$B\cdot A$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6]=&quot;&quot;;&quot;&quot;;[.$Y36])" office:value-type="string" office:string-value="\weber" calcext:value-type="string">
            <text:p>\weber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8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7]=&quot;&quot;;&quot;&quot;;[.T37])" office:value-type="string" office:string-value="mass" calcext:value-type="string">
            <text:p>mass</text:p>
          </table:table-cell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" table:formula="of:=IF([.$T37]=&quot;&quot;;&quot;&quot;;CONCATENATE(&quot;\SI{1}{&quot;;[.$Y37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7]=&quot;&quot;;&quot;&quot;;[.$R37])">
            <text:p/>
          </table:table-cell>
          <table:table-cell table:style-name="ce7"/>
          <table:table-cell table:style-name="ce74"/>
          <table:table-cell table:style-name="ce3" table:formula="of:=IF([.T37]=&quot;&quot;;&quot;&quot;;[.$Y37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63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energy (mechanical)" calcext:value-type="string">
            <text:p>energy (mechanical)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 table:formula="of:=IF([.$T38]=&quot;&quot;;&quot;&quot;;CONCATENATE(&quot;\SI{1}{&quot;;[.$Y38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8]=&quot;&quot;;&quot;&quot;;[.$F38])" office:value-type="string" office:string-value="\SI{1}{\joule}" calcext:value-type="string">
            <text:p>\SI{1}{\joule}</text:p>
          </table:table-cell>
          <table:table-cell table:style-name="ce3" table:formula="of:=IF([.T38]=&quot;&quot;;&quot;&quot;;CONCATENATE(&quot;\SI{1}{&quot;;[.$Z38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8]=&quot;&quot;;&quot;&quot;;[.$R38])" office:value-type="string" office:string-value="$F \cdot s$" calcext:value-type="string">
            <text:p>$F \cdot s$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8]=&quot;&quot;;&quot;&quot;;[.$Y38])" office:value-type="string" office:string-value="\joule" calcext:value-type="string">
            <text:p>\joule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58" office:value-type="string" calcext:value-type="string">
            <text:p>$F \cdot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E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period" calcext:value-type="string">
            <text:p>period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 table:formula="of:=IF([.$T39]=&quot;&quot;;&quot;&quot;;CONCATENATE(&quot;\SI{1}{&quot;;[.$Y39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39]=&quot;&quot;;&quot;&quot;;[.$R39])" office:value-type="string" office:string-value="$\frac{1}{f}$" calcext:value-type="string">
            <text:p>$\frac{1}{f}$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9]=&quot;&quot;;&quot;&quot;;[.$Y39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58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otential (electric)" calcext:value-type="string">
            <text:p>potential (electric)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frac{E}{Q}$" calcext:value-type="string">
            <text:p>$\frac{E}{Q}$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58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1]=&quot;&quot;;&quot;&quot;;[.T41])" office:value-type="string" office:string-value="percent" calcext:value-type="string">
            <text:p>percent</text:p>
          </table:table-cell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1]=&quot;&quot;;&quot;&quot;;[.$R41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86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mille" calcext:value-type="string">
            <text:p>permille</text:p>
          </table:table-cell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86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3]=&quot;&quot;;&quot;&quot;;[.T43])" office:value-type="string" office:string-value="voltage" calcext:value-type="string">
            <text:p>voltage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Delta\varphi$" calcext:value-type="string">
            <text:p>$\Delta\varphi$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current" calcext:value-type="string">
            <text:p>current</text:p>
          </table:table-cell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" table:formula="of:=IF([.$T44]=&quot;&quot;;&quot;&quot;;CONCATENATE(&quot;\SI{1}{&quot;;[.$Y44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4]=&quot;&quot;;&quot;&quot;;[.$F44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4]=&quot;&quot;;&quot;&quot;;[.$R44])">
            <text:p/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ampere" calcext:value-type="string">
            <text:p>\ampere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5]=&quot;&quot;;&quot;&quot;;[.T45])" office:value-type="string" office:string-value="flow rate" calcext:value-type="string">
            <text:p>flow rate</text:p>
          </table:table-cell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8" table:formula="of:=IF([.$T45]=&quot;&quot;;&quot;&quot;;CONCATENATE(&quot;\SI{1}{&quot;;[.$Y45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5]=&quot;&quot;;&quot;&quot;;[.$R45])" office:value-type="string" office:string-value="$\frac{\Delta V}{\Delta t}$" calcext:value-type="string">
            <text:p>$\frac{\Delta V}{\Delta t}$</text:p>
          </table:table-cell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8"/>
          <table:table-cell table:style-name="ce3" table:formula="of:=IF([.T45]=&quot;&quot;;&quot;&quot;;[.$Y45])" office:value-type="string" office:string-value="\meter\cubed\per\second" calcext:value-type="string">
            <text:p>\meter\cubed\per\secon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I_w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temperature" calcext:value-type="string">
            <text:p>temperature</text:p>
          </table:table-cell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50" table:formula="of:=IF([.$T46]=&quot;&quot;;&quot;&quot;;CONCATENATE(&quot;\SI{1}{&quot;;[.$Y46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6]=&quot;&quot;;&quot;&quot;;[.$Y46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40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7]=&quot;&quot;;&quot;&quot;;[.T47])" office:value-type="string" office:string-value="moment of inertia" calcext:value-type="string">
            <text:p>moment of inertia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 table:formula="of:=IF([.$T47]=&quot;&quot;;&quot;&quot;;CONCATENATE(&quot;\SI{1}{&quot;;[.$Y47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7]=&quot;&quot;;&quot;&quot;;[.$F47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7]=&quot;&quot;;&quot;&quot;;CONCATENATE(&quot;\SI{1}{&quot;;[.$Z47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7]=&quot;&quot;;&quot;&quot;;[.$R47])" office:value-type="string" office:string-value="$\frac{M}{\alpha}$" calcext:value-type="string">
            <text:p>$\frac{M}{\alpha}$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7]=&quot;&quot;;&quot;&quot;;[.$Y47])" office:value-type="string" office:string-value="\newton\meter\second\squared" calcext:value-type="string">
            <text:p>\newton\meter\second\squared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58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volume" calcext:value-type="string">
            <text:p>volume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" table:formula="of:=IF([.$T48]=&quot;&quot;;&quot;&quot;;CONCATENATE(&quot;\SI{1}{&quot;;[.$Y48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l \cdot w \cdot h$" calcext:value-type="string">
            <text:p>$l \cdot w \cdot h$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8]=&quot;&quot;;&quot;&quot;;[.$Y48])" office:value-type="string" office:string-value="\meter\cubed" calcext:value-type="string">
            <text:p>\meter\cub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8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9]=&quot;&quot;;&quot;&quot;;[.T49])" office:value-type="string" office:string-value="wavelength" calcext:value-type="string">
            <text:p>wavelength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" table:formula="of:=IF([.$T49]=&quot;&quot;;&quot;&quot;;CONCATENATE(&quot;\SI{1}{&quot;;[.$Y49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9]=&quot;&quot;;&quot;&quot;;[.$F49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c}{f}$" calcext:value-type="string">
            <text:p>$\frac{c}{f}$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49]=&quot;&quot;;&quot;&quot;;[.$Y49])" office:value-type="string" office:string-value="\meter" calcext:value-type="string">
            <text:p>\meter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58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0]=&quot;&quot;;&quot;&quot;;[.T50])" office:value-type="string" office:string-value="resistance" calcext:value-type="string">
            <text:p>resistance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8" table:formula="of:=IF([.$T50]=&quot;&quot;;&quot;&quot;;CONCATENATE(&quot;\SI{1}{&quot;;[.$Y50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0]=&quot;&quot;;&quot;&quot;;[.$F50])" office:value-type="string" office:string-value="\SI{1}{\ohm}" calcext:value-type="string">
            <text:p>\SI{1}{\ohm}</text:p>
          </table:table-cell>
          <table:table-cell table:style-name="ce3" table:formula="of:=IF([.T50]=&quot;&quot;;&quot;&quot;;CONCATENATE(&quot;\SI{1}{&quot;;[.$Z50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0]=&quot;&quot;;&quot;&quot;;[.$R50])" office:value-type="string" office:string-value="$\frac{V}{I}$" calcext:value-type="string">
            <text:p>$\frac{V}{I}$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0]=&quot;&quot;;&quot;&quot;;[.$Y50])" office:value-type="string" office:string-value="\ohm" calcext:value-type="string">
            <text:p>\ohm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1]=&quot;&quot;;&quot;&quot;;[.T51])" office:value-type="string" office:string-value="angle" calcext:value-type="string">
            <text:p>angle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8" table:formula="of:=IF([.$T51]=&quot;&quot;;&quot;&quot;;CONCATENATE(&quot;\SI{1}{&quot;;[.$Y51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1]=&quot;&quot;;&quot;&quot;;[.$R51])" office:value-type="string" office:string-value="$\frac{b}{r}$" calcext:value-type="string">
            <text:p>$\frac{b}{r}$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office:value-type="string" calcext:value-type="string">
            <text:p>$\frac{b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ular velocity" calcext:value-type="string">
            <text:p>angular velocity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9" table:formula="of:=IF([.$T52]=&quot;&quot;;&quot;&quot;;CONCATENATE(&quot;\si{&quot;;[.$Y52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2]=&quot;&quot;;&quot;&quot;;[.$F52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2]=&quot;&quot;;&quot;&quot;;[.$Y52])" office:value-type="string" office:string-value="\per\second" calcext:value-type="string">
            <text:p>\per\second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acceleration" calcext:value-type="string">
            <text:p>angular acceleration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9" table:formula="of:=IF([.$T53]=&quot;&quot;;&quot;&quot;;CONCATENATE(&quot;\si{&quot;;[.$Y5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3]=&quot;&quot;;&quot;&quot;;[.$F53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3]=&quot;&quot;;&quot;&quot;;[.$R53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3]=&quot;&quot;;&quot;&quot;;[.$Y53])" office:value-type="string" office:string-value="\per\second\squared" calcext:value-type="string">
            <text:p>\per\second\square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21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20:46:47.223748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20:48:49.204274612</dc:date>
    <meta:editing-duration>PT12H42M55S</meta:editing-duration>
    <meta:editing-cycles>253</meta:editing-cycles>
    <meta:generator>LibreOffice/7.6.2.1$MacOSX_AARCH64 LibreOffice_project/56f7684011345957bbf33a7ee678afaf4d2ba333</meta:generator>
    <meta:print-date>2021-01-04T12:19:59.376833236</meta:print-date>
    <meta:document-statistic meta:table-count="2" meta:cell-count="1261" meta:object-count="0"/>
  </office:meta>
</office:document-meta>
</file>